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rst_20_Paragraph">
      <style:text-properties style:font-name="Liberation Serif" officeooo:paragraph-rsid="001b27f2"/>
    </style:style>
    <style:style style:name="P2" style:family="paragraph" style:parent-style-name="First_20_Paragraph">
      <style:text-properties style:font-name="Liberation Serif" officeooo:paragraph-rsid="001ee2be"/>
    </style:style>
    <style:style style:name="P3" style:family="paragraph" style:parent-style-name="Horizontal_20_Line">
      <style:text-properties style:font-name="Liberation Serif"/>
    </style:style>
    <style:style style:name="P4" style:family="paragraph" style:parent-style-name="Horizontal_20_Line">
      <style:text-properties style:font-name="Liberation Serif" officeooo:paragraph-rsid="002ca82b"/>
    </style:style>
    <style:style style:name="P5" style:family="paragraph" style:parent-style-name="Subtitle">
      <style:text-properties style:font-name="Liberation Serif"/>
    </style:style>
    <style:style style:name="P6" style:family="paragraph" style:parent-style-name="Text_20_body">
      <style:text-properties style:font-name="Liberation Serif"/>
    </style:style>
    <style:style style:name="P7" style:family="paragraph" style:parent-style-name="Text_20_body">
      <style:text-properties style:font-name="Liberation Serif" officeooo:rsid="0025c90b" officeooo:paragraph-rsid="001b27f2"/>
    </style:style>
    <style:style style:name="P8" style:family="paragraph" style:parent-style-name="Text_20_body">
      <style:text-properties style:font-name="Liberation Serif" officeooo:paragraph-rsid="001b27f2"/>
    </style:style>
    <style:style style:name="P9" style:family="paragraph" style:parent-style-name="Text_20_body">
      <style:text-properties style:font-name="Liberation Serif" officeooo:rsid="00239f67" officeooo:paragraph-rsid="00293712"/>
    </style:style>
    <style:style style:name="P10" style:family="paragraph" style:parent-style-name="Text_20_body">
      <style:text-properties style:font-name="Liberation Serif" officeooo:rsid="002d710b" officeooo:paragraph-rsid="00344327"/>
    </style:style>
    <style:style style:name="P11" style:family="paragraph" style:parent-style-name="Text_20_body">
      <style:text-properties style:font-name="Liberation Serif" officeooo:rsid="0032ffc5" officeooo:paragraph-rsid="00344327"/>
    </style:style>
    <style:style style:name="P12" style:family="paragraph" style:parent-style-name="Text_20_body">
      <style:text-properties style:font-name="Liberation Serif" officeooo:rsid="00344327" officeooo:paragraph-rsid="00344327"/>
    </style:style>
    <style:style style:name="P13" style:family="paragraph" style:parent-style-name="Text_20_body">
      <style:text-properties style:font-name="Liberation Serif" officeooo:rsid="00356e0c" officeooo:paragraph-rsid="00356e0c"/>
    </style:style>
    <style:style style:name="P14" style:family="paragraph" style:parent-style-name="Text_20_body">
      <style:text-properties style:font-name="Liberation Serif" officeooo:rsid="00356e0c" officeooo:paragraph-rsid="0035b5dc"/>
    </style:style>
    <style:style style:name="P15" style:family="paragraph" style:parent-style-name="Text_20_body">
      <style:text-properties style:font-name="Liberation Serif" officeooo:rsid="0035b5dc" officeooo:paragraph-rsid="0035b5dc"/>
    </style:style>
    <style:style style:name="P16" style:family="paragraph" style:parent-style-name="Text_20_body">
      <style:text-properties style:font-name="Liberation Serif" officeooo:rsid="003738a2" officeooo:paragraph-rsid="003738a2"/>
    </style:style>
    <style:style style:name="P17" style:family="paragraph" style:parent-style-name="Text_20_body">
      <style:text-properties style:font-name="Liberation Serif" officeooo:rsid="0037f552" officeooo:paragraph-rsid="0037f552"/>
    </style:style>
    <style:style style:name="P18" style:family="paragraph" style:parent-style-name="Text_20_body">
      <style:paragraph-properties fo:text-align="center" style:justify-single-word="false"/>
      <style:text-properties style:font-name="Liberation Serif" officeooo:rsid="0037f552" officeooo:paragraph-rsid="0037f552"/>
    </style:style>
    <style:style style:name="T1" style:family="text">
      <style:text-properties officeooo:rsid="00273fd6"/>
    </style:style>
    <style:style style:name="T2" style:family="text">
      <style:text-properties officeooo:rsid="002786d5"/>
    </style:style>
    <style:style style:name="T3" style:family="text">
      <style:text-properties style:font-name="Liberation Serif"/>
    </style:style>
    <style:style style:name="T4" style:family="text">
      <style:text-properties style:font-name="Liberation Serif" officeooo:rsid="002f19eb"/>
    </style:style>
    <style:style style:name="T5" style:family="text">
      <style:text-properties style:font-name="Liberation Serif" officeooo:rsid="00311176"/>
    </style:style>
    <style:style style:name="T6" style:family="text">
      <style:text-properties style:font-name="Liberation Serif" officeooo:rsid="00344327"/>
    </style:style>
    <style:style style:name="T7" style:family="text">
      <style:text-properties style:font-name="Liberation Serif" officeooo:rsid="0037f552"/>
    </style:style>
    <style:style style:name="T8" style:family="text">
      <style:text-properties officeooo:rsid="00241ba6"/>
    </style:style>
    <style:style style:name="T9" style:family="text">
      <style:text-properties officeooo:rsid="0025c90b"/>
    </style:style>
    <style:style style:name="T10" style:family="text">
      <style:text-properties officeooo:rsid="002628e5"/>
    </style:style>
    <style:style style:name="T11" style:family="text">
      <style:text-properties officeooo:rsid="001df49b"/>
    </style:style>
    <style:style style:name="T12" style:family="text">
      <style:text-properties officeooo:rsid="001ee2be"/>
    </style:style>
    <style:style style:name="T13" style:family="text">
      <style:text-properties officeooo:rsid="0020c6fb"/>
    </style:style>
    <style:style style:name="T14" style:family="text">
      <style:text-properties officeooo:rsid="0022aaf9"/>
    </style:style>
    <style:style style:name="T15" style:family="text">
      <style:text-properties officeooo:rsid="00239f67"/>
    </style:style>
    <style:style style:name="T16" style:family="text">
      <style:text-properties fo:font-style="italic" officeooo:rsid="00239f67" style:font-style-asian="italic" style:font-style-complex="italic"/>
    </style:style>
    <style:style style:name="T17" style:family="text">
      <style:text-properties officeooo:rsid="0023a3c7"/>
    </style:style>
    <style:style style:name="T18" style:family="text">
      <style:text-properties officeooo:rsid="00250fd1"/>
    </style:style>
    <style:style style:name="T19" style:family="text">
      <style:text-properties officeooo:rsid="0026b17c"/>
    </style:style>
    <style:style style:name="T20" style:family="text">
      <style:text-properties officeooo:rsid="00293712"/>
    </style:style>
    <style:style style:name="T21" style:family="text">
      <style:text-properties officeooo:rsid="002acc4b"/>
    </style:style>
    <style:style style:name="T22" style:family="text">
      <style:text-properties officeooo:rsid="002aed04"/>
    </style:style>
    <style:style style:name="T23" style:family="text">
      <style:text-properties officeooo:rsid="002dfcfb"/>
    </style:style>
    <style:style style:name="T24" style:family="text">
      <style:text-properties officeooo:rsid="002f19eb"/>
    </style:style>
    <style:style style:name="T25" style:family="text">
      <style:text-properties officeooo:rsid="00311176"/>
    </style:style>
    <style:style style:name="T26" style:family="text">
      <style:text-properties officeooo:rsid="00344327"/>
    </style:style>
    <style:style style:name="T27" style:family="text">
      <style:text-properties officeooo:rsid="00356e0c"/>
    </style:style>
    <style:style style:name="T28" style:family="text">
      <style:text-properties officeooo:rsid="0035b5dc"/>
    </style:style>
    <style:style style:name="T29" style:family="text">
      <style:text-properties officeooo:rsid="003738a2"/>
    </style:style>
    <style:style style:name="T30" style:family="text">
      <style:text-properties officeooo:rsid="0037f552"/>
    </style:style>
    <style:style style:name="T31"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ransition of a Coyote</text:span></text:p>
      <text:p text:style-name="P5"><text:span text:style-name="T30">b</text:span>y Yoela Olson</text:p>
      <text:p text:style-name="P6"/>
      <text:p text:style-name="P1"><text:span text:style-name="T8">Coyote held up the small wooden figurine. “It almost looks like you, doesn’t it?” </text:span><text:span text:style-name="T9">H</text:span><text:span text:style-name="T8">e asked the young doe grazing in his front yard. She glanced up at him and watched as he continued to </text:span><text:span text:style-name="T9">shape the figurine with his carving knife. </text:span><text:span text:style-name="T27">From inside his cabin, Coyote heard his phone began to ring so he</text:span><text:span text:style-name="T9"> stood up and brushed the small wood chips off his pants.</text:span></text:p>
      <text:p text:style-name="P7">The cabin’s front door opened into a large central room <text:span text:style-name="T10">that served as the living room, bedroom, and kitchen. To the left</text:span><text:span text:style-name="T1">,</text:span><text:span text:style-name="T10"> </text:span><text:span text:style-name="T1">stood a small table that could seat two people. </text:span><text:span text:style-name="T10">To the right was the living area with a sofa, </text:span><text:span text:style-name="T1">a</text:span><text:span text:style-name="T2"> </text:span><text:span text:style-name="T10">lamp, and a dresser. Further into the room stood a full-size bed and a small night table. A bathroom was hidden behind the wall the bed’s headboard rested against, </text:span><text:span text:style-name="T1">i</text:span><text:span text:style-name="T10">nside was a traditional bathtub and a small toilet. </text:span><text:span text:style-name="T1">Beside the bathroom </text:span><text:span text:style-name="T10">was a small kitchen with a tabletop stove and </text:span><text:span text:style-name="T1">a </text:span><text:span text:style-name="T10">sink. </text:span><text:span text:style-name="T2">The ceiling featured two medium-sized windows to let in the sun during the day and the stars at night. Solar panels took up the remaining ceiling real estate and provided the power to live comfortably. </text:span><text:span text:style-name="T1">The fourteen-by-twenty square-foot cabin was built by </text:span><text:span text:style-name="T2">Coyote</text:span><text:span text:style-name="T1"> and his father nearly twenty years ago </text:span><text:span text:style-name="T2">and the </text:span><text:span text:style-name="T1">dark wood had aged well . </text:span><text:span text:style-name="T2">D</text:span><text:span text:style-name="T1">espite Coyote’s large savings, he never felt the need to upgrade to a bigger house; </text:span><text:span text:style-name="T2">t</text:span><text:span text:style-name="T1">his was the perfect home for him.</text:span></text:p>
      <text:p text:style-name="P8"><text:span text:style-name="T1">Coyote </text:span><text:span text:style-name="T27">grabbed his cellphone from off</text:span><text:span text:style-name="T1"> the table and </text:span><text:span text:style-name="T27">answered it</text:span><text:span text:style-name="T1">. </text:span><text:span text:style-name="T27">His employer had received another job offer</text:span><text:span text:style-name="T1"> </text:span><text:span text:style-name="T27">from the Dominican Republic.</text:span><text:span text:style-name="T1"> </text:span><text:span text:style-name="T27">Coyote listened carefully as his employer gave him specific instructions for his flight and where he would be staying. After his employer hung up, Coyote grabbed his duffel bag, locked up his cabin, and got into his Jeep.</text:span></text:p>
      <text:p text:style-name="P3"/>
      <text:p text:style-name="P2"><text:span text:style-name="T11">Six</text:span> hours <text:span text:style-name="T11">later,</text:span> <text:span text:style-name="T11">Coyote</text:span> landed <text:span text:style-name="T11">his small plane </text:span>in a rural airport in the Dominican Republic. A small car waited for <text:span text:style-name="T12">him</text:span> outside the airport and he drove about fifteen minutes to his assigned safe house. <text:span text:style-name="T12">After checking the small, single-room apartment for hidden cameras and microphones, Coyote begin going over the documents regarding his targets.</text:span></text:p>
      <text:p text:style-name="P2"><text:span text:style-name="T12">Joseph and Elizabeth Hailey were an American couple who had arrived in the Dominican Republic about five months ago to help build a new building for a local church. In those five months, the couple had also managed to anger a wealthy businessman and the local gang. The </text:span><text:span text:style-name="T13">Hailey’s had endured harassment by the gang since shortly after they arrived and since the gang had no interest in killing Americans, the businessman, Matteo Black, had hired Coyote to do the job and stop the church from purchasing the land. </text:span><text:span text:style-name="T14">Black didn’t care how many casualties there were as long as either Joseph, Elizabeth, or both were killed and the church fully understood the warning. It needed to be bloody and preferably done in the open where the whole congregation could see it. This</text:span><text:span text:style-name="T13"> was a classic intimidation scheme and Coyote already wanted to get it over with, </text:span><text:span text:style-name="T14">mass murders were not his style and that was what Matteo Black wanted</text:span><text:span text:style-name="T13">.</text:span><text:span text:style-name="T14"> The first step would be to visit the church and find a place with clear access </text:span><text:soft-page-break/><text:span text:style-name="T14">to the targets. If all went well, Coyote would be back in his cabin in three days. </text:span><text:span text:style-name="T16">Well,</text:span><text:span text:style-name="T15"> Coyote thought to himself, </text:span><text:span text:style-name="T16">the sooner I start the sooner I will finish.</text:span></text:p>
      <text:p text:style-name="P3"/>
      <text:p text:style-name="P9">The church was a small building with a <text:span text:style-name="T17">indoor </text:span>balcony <text:span text:style-name="T17">overlooking the pulpit. Altogether, the church probably housed</text:span> <text:span text:style-name="T17">around</text:span> two <text:span text:style-name="T17">to three </text:span>hundred people <text:span text:style-name="T17">at once</text:span>. <text:span text:style-name="T17">There was one main entrance in the front of the building consisting of two double doors </text:span><text:span text:style-name="T18">that opened up into the sanctuary</text:span><text:span text:style-name="T17">. </text:span><text:span text:style-name="T18">To the left was a staircase that went up to the balcony. </text:span><text:span text:style-name="T17">Several </text:span><text:span text:style-name="T18">three</text:span><text:span text:style-name="T17">-by-</text:span><text:span text:style-name="T18">two-f</text:span><text:span text:style-name="T17">eet windows lined the </text:span><text:span text:style-name="T18">top of the </text:span><text:span text:style-name="T17">left and right walls, </text:span><text:span text:style-name="T18">allowing light to filter through. On the balcony, the windows were much wider and allowed people to look out to the city. It was impossible to get in or out of the building without being seen, something that would make Coyote’s job much more difficult. The only area that had a bit of privacy was a door that led around back to the bathrooms. </text:span><text:span text:style-name="T19">There were several buildings </text:span><text:span text:style-name="T20">nearby, but none were tall enough to be useful</text:span><text:span text:style-name="T19">. </text:span><text:span text:style-name="T20">The only way Coyote was going to get in was during a prayer meeting tomorrow night, something he wasn’t thrilled about. He would have to sit among the people and shoot the Hailey’s while no one was watching him. </text:span><text:span text:style-name="T21">It was difficult, but not impossible, and Coyote now understood the big price tag on this job. He would have to time it right or else he would get spotted. </text:span><text:span text:style-name="T22">Tomorrow night was going to be fun.</text:span></text:p>
      <text:p text:style-name="P4"/>
      <text:p text:style-name="P10">The next night Coyote walked into the church with a crowd of people eager to receive prayer and guidance for their troubles. There were several greeters at the door and Coyote was approached just like everyone else. Fortunately, the greeter kept things brief and encouraged Coyote to find a seat among the crowd. Coyote chose one up on the balcony in the front row. It was nearly half-an-hour before Elizabeth Hailey and the choir began to sing. After a few songs, the local pastor got up, thanked everyone for coming, and introduced Joseph Hailey. Coyote watched with mild interest as <text:span text:style-name="T24">Mr.</text:span> Hailey talked about the faithfulness of God in giving them a new building. <text:span text:style-name="T23">Then </text:span><text:span text:style-name="T24">Mr. Hailey</text:span><text:span text:style-name="T23"> began to pray over all of them, asking God for peace, guidance, deliverance, and faith. While everyone’s eyes were closed, Coyote leaned forward, letting his rain jacket hide his hands, and pulled out his pistol. Just when he was about to shoot, a man started yelling profanities. Coyote quickly hid his gun as four men walked up to the front yelling and shoving people. Coyote watched with part amusement and part frustration; the gang had interrupted his plans, but Coyote was curious as to how the preacher would handle it. </text:span>Joseph Hailey barely moved, he just watched as the gang members threatened the church and threw profanities in his face. <text:span text:style-name="T24">Then, in a calm manner Mr. Hailey asked them one question, “Do you want the Lord’s help with your addictions, my friends?”</text:span></text:p>
      <text:p text:style-name="P10"><text:span text:style-name="T24">Some of the gang members scowled at him, while other just laughed. None of it fazed Mr. Hailey, he just calmly watched before saying “Come my brothers and sisters, let us pray that God will also give peace and deliverance to our friends here.” </text:span><text:span text:style-name="T25">Coyote was surprised, he had expected an argument and for the agitators to be thrown out; yet the entire congregation had done almost nothing, and now they were praying for God to be kind to the rowdy group. Coyote wasn’t religious, but he had been to enough religious gatherings to know that you didn’t pray for blessings to come to your enemies, you prayed for curses and revenge.</text:span></text:p>
      <text:p text:style-name="P11"><text:soft-page-break/>Coyote watched as the gang members just stared at the praying individuals. Some of them tried to shove the people, but that didn’t stop the praying. By the time the congregation had finished, most of the rioters were gone.</text:p>
      <text:p text:style-name="P11">Mr. Hailey smiled softly at the one rioter who had remained, “<text:span text:style-name="T26">Do you want to be delivered, my friend?”</text:span></text:p>
      <text:p text:style-name="P11"><text:span text:style-name="T26">“I don’t understand,” replied the man, “Why don’t you ever fight us? All you do is pray, like cowards.”</text:span></text:p>
      <text:p text:style-name="P12">“Why should we fight?” Mr. Hailey countered, “Why should we struggle and get ourselves into trouble when the Lord will happily send his angels to do the work for us?”</text:p>
      <text:p text:style-name="P12">The man just shook his head, “You guys are crazy.”</text:p>
      <text:p text:style-name="P12">“Perhaps,” Mr. Hailey agreed, “But we do enjoy it.”</text:p>
      <text:p text:style-name="P12">The man looked at everyone, several looked back at him and soft smiles and kindness. He laughed, “I guess you do have a point.”</text:p>
      <text:p text:style-name="P12">Coyote watched this all with great interest. Someone got the man a chair and Joseph Hailey continued with his meeting as if nothing had happened. All the people continued to sing, pray, and listen to the speakers. By the time it was over, Coyote was left with a lot of thought-provoking questions. The people were saying their goodbyes and hugging each other, even including the gang member. It was as if they had already forgotten about the rioters and the one they had welcomed into the church. Coyote had a feeling that if Joseph Hailey knew who he was and what he had come to do, both of the Hailey’s would just laugh and shrug it off. Something about their God gave them the strength to laugh at evil and treat everyone with love. It was both unsettling and appealing. Coyote left that night with many unanswered questions but he was sure of one thing, he wasn’t going to kill the Hailey’s for any type of money. They didn’t deserve to die and what the church was doing needed to continue. If Matteo Black wanted to stop it, he was the one who deserved a six-digit price on his head.</text:p>
      <text:p text:style-name="P3"/>
      <text:p text:style-name="P13">The next morning, Coyote called his employer to call off the hit. His employer was a bit amused that Coyote couldn’t complete what was supposed to be a simple hit, but after Coyote gave several reasons why it wasn’t in the agency’s best interests to complete this job the employer agreed to cancel the hit.</text:p>
      <text:p text:style-name="P14">Coyote visited the church one last time before heading back home. He watched Joseph Hailey smile and laugh with the pastor. Coyote turned and continued to walk down the street when he bumped into Elizabeth.</text:p>
      <text:p text:style-name="P14"><text:span text:style-name="T28">She smiled at him </text:span>“<text:span text:style-name="T28">I remember you from the service last night.”</text:span></text:p>
      <text:p text:style-name="P15">Coyote smiled back at her and nodded, but said nothing.</text:p>
      <text:p text:style-name="P15">“You should come back sometime,” She continued, “God accepts everyone into His house.”</text:p>
      <text:p text:style-name="P15">Coyote smiled again and tried to walk around her, but she grabbed his arm. “It doesn’t matter how much blood you have on your hands.” She said, “Jesus can wash it all away.”</text:p>
      <text:p text:style-name="P15"><text:soft-page-break/>Coyote just stared at her. How she knew he didn’t know, but she showed no fear and had even invited him back.</text:p>
      <text:p text:style-name="P15">“I saw you.” She explained, “I saw you point a gun at my husband. I saw you hesitate as he prayed. I know you changed your mind because you never pulled out the gun again. I prayed for you all night, I asked God to have mercy on you and to give you courage to not complete the job you had been given.”</text:p>
      <text:p text:style-name="P15">“How did you know?” Coyote whispered.</text:p>
      <text:p text:style-name="P15">“Because I used to be like you. I didn’t pull the trigger, but I spied for people and allowed them to do it themselves. I allowed my body to be abused just so I could feel special. God delivered me and He can deliver you too.” She gently patted his arm, “Go in peace, brother, and learn to listen Jesus and the Holy Spirit. Believe me, it’s nothing like you’ve ever known before.”</text:p>
      <text:p text:style-name="P15">Coyote watched Elizabeth Hailey as she smiled at him and walked back to the church. <text:span text:style-name="T29">Coyote pondered on everything she had said on the way home. Several weeks later, he found himself walking into a little church and listening to a pastor preach about deliverance. The next month, Coyote walked down to the altar and accepted Jesus as his Savior and new employer. The following year, Coyote went back to the church in the Dominican Republic where he had met Joseph and Elizabeth Hailey. The new building was beautiful with tall windows and rows and rows of benches. Coyote attended the Sunday service there and greeted everyone he met with a smile and a hug. Before he left, Coyote glanced at the cross that stood behind the pulpit and thought back to the first time he had heard about the One who had hung there. Coyote found himself silently praying that he could see the Hailey’s one last time and have a chance to tell them how he had ended up at that small church the year before. Coyote walked down the street humming to himself when he looked up and saw her, Elizabeth Hailey, smiling at him. Without another thought, Coyote ran and hugged her, “Thank you,” He said.</text:span></text:p>
      <text:p text:style-name="P16">Elizabeth laughed, “Thank me for what? I was just the messenger.”</text:p>
      <text:p text:style-name="P16">“But you accepted the job.” Coyote chuckled. “I’ve been saved for a year now and it was the best year I’ve had in a long time. I would like to tell you about my last time here, if that would be alright.”</text:p>
      <text:p text:style-name="P16">“<text:span text:style-name="T30">I think that would be wonderful, I’m very curious. But I have one question, first.”</text:span></text:p>
      <text:p text:style-name="P16">“<text:span text:style-name="T30">Yes?”</text:span></text:p>
      <text:p text:style-name="P16">“<text:span text:style-name="T30">What is your name?”</text:span></text:p>
      <text:p text:style-name="P17">Coyote smiled, “Cory Taylor.”</text:p>
      <text:p text:style-name="P17"/>
      <text:p text:style-name="P18">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rst_20_Paragraph" style:display-name="First Paragraph" style:family="paragraph">
      <style:paragraph-properties fo:margin-top="0in" fo:margin-bottom="0.0972in" style:contextual-spacing="false" fo:line-height="115%"/>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0:30:48.896247894</meta:creation-date>
    <dc:date>2023-05-11T13:34:15.376263839</dc:date>
    <meta:editing-duration>PT1H1M35S</meta:editing-duration>
    <meta:editing-cycles>9</meta:editing-cycles>
    <meta:generator>LibreOffice/7.0.4.2$Linux_AARCH64 LibreOffice_project/00$Build-2</meta:generator>
    <meta:document-statistic meta:table-count="0" meta:image-count="0" meta:object-count="0" meta:page-count="4" meta:paragraph-count="36" meta:word-count="2117" meta:character-count="11742" meta:non-whitespace-character-count="9661"/>
  </office:meta>
</office:document-meta>
</file>